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5cm" draw:marker-start-width="0.53cm" draw:marker-end-width="0.53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fo:min-height="0.37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46cm" svg:height="1.5cm" svg:x="1.404cm" svg:y="2.48cm">
            <text:p text:style-name="P1"><text:span text:style-name="T1">Panel I/O</text:span></text:p>
            <text:p text:style-name="P1"><text:span text:style-name="T1">Controller</text:span></text:p>
          </draw:rect>
          <draw:rect draw:style-name="gr1" draw:text-style-name="P2" draw:layer="layout" svg:width="2.75cm" svg:height="1.25cm" svg:x="1.25cm" svg:y="4.73cm">
            <text:p text:style-name="P2"><text:span text:style-name="T2">Control </text:span></text:p>
            <text:p text:style-name="P2"><text:span text:style-name="T2">Panel</text:span></text:p>
          </draw:rect>
          <draw:custom-shape draw:style-name="gr2" draw:text-style-name="P3" draw:layer="layout" svg:width="0.75cm" svg:height="0.75cm" svg:x="2.25cm" svg:y="3.98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3" draw:layer="layout" svg:x1="1cm" svg:y1="1.73cm" svg:x2="8.956cm" svg:y2="1.719cm">
            <text:p/>
          </draw:line>
          <draw:frame draw:style-name="gr4" draw:text-style-name="P4" draw:layer="layout" svg:width="2.5cm" svg:height="0.806cm" svg:x="1.04cm" svg:y="1cm">
            <draw:text-box>
              <text:p text:style-name="P4"><text:span text:style-name="T2">CAN</text:span></text:p>
            </draw:text-box>
          </draw:frame>
          <draw:custom-shape draw:style-name="gr2" draw:text-style-name="P3" draw:layer="layout" svg:width="0.25cm" svg:height="0.75cm" svg:x="2.5cm" svg:y="1.73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3" draw:layer="layout" svg:width="2.131cm" svg:height="1.5cm" svg:x="5.395cm" svg:y="2.524cm">
            <text:p text:style-name="P5"><text:span text:style-name="T3">Turnout</text:span></text:p>
            <text:p text:style-name="P5"><text:span text:style-name="T3">Controller</text:span></text:p>
          </draw:rect>
          <draw:custom-shape draw:style-name="gr2" draw:text-style-name="P3" draw:layer="layout" svg:width="0.25cm" svg:height="0.75cm" svg:x="6.276cm" svg:y="1.75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3" draw:layer="layout" svg:width="1.766cm" svg:height="1.25cm" svg:x="4.51cm" svg:y="4.855cm">
            <text:p text:style-name="P5"><text:span text:style-name="T3">Turnout </text:span></text:p>
            <text:p text:style-name="P5"><text:span text:style-name="T3">Motor</text:span></text:p>
          </draw:rect>
          <draw:custom-shape draw:style-name="gr2" draw:text-style-name="P3" draw:layer="layout" svg:width="0.25cm" svg:height="0.811cm" svg:x="5.526cm" svg:y="4.024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3" draw:layer="layout" svg:width="2.429cm" svg:height="1.35cm" svg:x="6.415cm" svg:y="4.835cm">
            <text:p text:style-name="P5"><text:span text:style-name="T3">Position</text:span></text:p>
            <text:p text:style-name="P5"><text:span text:style-name="T3">feedback</text:span></text:p>
          </draw:rect>
          <draw:custom-shape draw:style-name="gr2" draw:text-style-name="P3" draw:layer="layout" svg:width="0.25cm" svg:height="0.83cm" svg:x="7.026cm" svg:y="4.005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5-31T01:15:10</dc:date>
    <dc:creator>David Harris</dc:creator>
    <meta:editing-duration>PT00H13M24S</meta:editing-duration>
    <meta:editing-cycles>4</meta:editing-cycles>
    <meta:generator>OpenOffice.org/3.1$Unix OpenOffice.org_project/310m11$Build-939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